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59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01cm" style:rel-column-width="4933*"/>
    </style:style>
    <style:style style:name="Table2.B" style:family="table-column">
      <style:table-column-properties style:column-width="8.888cm" style:rel-column-width="503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3b35" officeooo:paragraph-rsid="001b3b35"/>
    </style:style>
    <style:style style:name="P2" style:family="paragraph" style:parent-style-name="Standard">
      <style:text-properties style:font-name="Liberation Sans" fo:font-style="normal" officeooo:rsid="00136e24" officeooo:paragraph-rsid="001b3b35" style:font-style-asian="normal" style:font-style-complex="normal"/>
    </style:style>
    <style:style style:name="P3" style:family="paragraph" style:parent-style-name="Standard">
      <style:text-properties style:font-name="Liberation Sans" fo:font-style="italic" officeooo:rsid="00136e24" officeooo:paragraph-rsid="001b3b35" style:font-style-asian="italic" style:font-style-complex="italic"/>
    </style:style>
    <style:style style:name="P4" style:family="paragraph" style:parent-style-name="Standard">
      <style:text-properties style:font-name="Liberation Sans" fo:font-style="italic" officeooo:rsid="001dcfd6" officeooo:paragraph-rsid="001dcfd6" style:font-style-asian="italic" style:font-style-complex="italic"/>
    </style:style>
    <style:style style:name="P5" style:family="paragraph" style:parent-style-name="Standard">
      <style:text-properties style:font-name="Liberation Sans" fo:font-style="italic" officeooo:rsid="001ea87e" officeooo:paragraph-rsid="001ea87e" style:font-style-asian="italic" style:font-style-complex="italic"/>
    </style:style>
    <style:style style:name="P6" style:family="paragraph" style:parent-style-name="Standard">
      <style:paragraph-properties fo:break-before="page"/>
      <style:text-properties style:font-name="Liberation Sans" fo:font-style="italic" officeooo:rsid="001c94be" officeooo:paragraph-rsid="001c94be" style:font-style-asian="italic" style:font-style-complex="italic"/>
    </style:style>
    <style:style style:name="P7" style:family="paragraph" style:parent-style-name="Text_20_body">
      <style:text-properties style:font-name="Liberation Sans" fo:font-style="normal" officeooo:rsid="001f3517" officeooo:paragraph-rsid="001b3b35" style:font-style-asian="normal" style:font-style-complex="normal"/>
    </style:style>
    <style:style style:name="P8" style:family="paragraph" style:parent-style-name="Heading">
      <style:text-properties style:font-name="Liberation Sans" fo:font-style="italic" officeooo:paragraph-rsid="001b3b35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5bbe" officeooo:paragraph-rsid="001b3b35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paragraph-rsid="001b3b35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8396d" officeooo:paragraph-rsid="001b3b35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rsid="001aa659" officeooo:paragraph-rsid="001b3b35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officeooo:rsid="0018a099" officeooo:paragraph-rsid="001b3b35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1b3b35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a150f" officeooo:paragraph-rsid="001ed2f7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officeooo:rsid="0020f44f" officeooo:paragraph-rsid="001b3b35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a4a8" officeooo:paragraph-rsid="001b3b35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officeooo:rsid="001f3517" officeooo:paragraph-rsid="001b3b35"/>
    </style:style>
    <style:style style:name="P19" style:family="paragraph" style:parent-style-name="Table_20_Heading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4d12c" officeooo:paragraph-rsid="001b3b35"/>
    </style:style>
    <style:style style:name="T1" style:family="text">
      <style:text-properties officeooo:rsid="001b3b35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150f" style:font-style-asian="normal" style:font-style-complex="normal"/>
    </style:style>
    <style:style style:name="T4" style:family="text">
      <style:text-properties fo:font-style="normal" officeooo:rsid="001f3517" style:font-style-asian="normal" style:font-style-complex="normal"/>
    </style:style>
    <style:style style:name="T5" style:family="text">
      <style:text-properties fo:font-style="normal" officeooo:rsid="00136e24" style:font-style-asian="normal" style:font-style-complex="normal"/>
    </style:style>
    <style:style style:name="T6" style:family="text">
      <style:text-properties fo:font-style="normal" officeooo:rsid="001b3b35" style:font-style-asian="normal" style:font-style-complex="normal"/>
    </style:style>
    <style:style style:name="T7" style:family="text">
      <style:text-properties officeooo:rsid="00158376"/>
    </style:style>
    <style:style style:name="T8" style:family="text">
      <style:text-properties officeooo:rsid="0018396d"/>
    </style:style>
    <style:style style:name="T9" style:family="text">
      <style:text-properties officeooo:rsid="001aa659"/>
    </style:style>
    <style:style style:name="T10" style:family="text">
      <style:text-properties officeooo:rsid="001ba4a8"/>
    </style:style>
    <style:style style:name="T11" style:family="text">
      <style:text-properties officeooo:rsid="0020f44f"/>
    </style:style>
    <style:style style:name="T12" style:family="text">
      <style:text-properties officeooo:rsid="001d5e2b"/>
    </style:style>
    <style:style style:name="T13" style:family="text">
      <style:text-properties officeooo:rsid="001ed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art that could be factorised in the Use Cases is the login sequence.</text:p>
      <text:p text:style-name="P1"/>
      <text:p text:style-name="P3">Use Case Body</text:p>
      <text:p text:style-name="P3">Title<text:span text:style-name="T2">: </text:span><text:span text:style-name="T6">Customer Logging in</text:span></text:p>
      <text:p text:style-name="P3"/>
      <text:p text:style-name="P3">Summary<text:span text:style-name="T2">: This use case allows the UniFilm customer </text:span><text:span text:style-name="T6">is logging in</text:span></text:p>
      <text:p text:style-name="P3"/>
      <text:p text:style-name="P3">Actors<text:span text:style-name="T2">: UniFilms Customer (primary), UniFilms Authentication System (secondary)</text:span></text:p>
      <text:p text:style-name="P3"/>
      <text:p text:style-name="P4">Pre-conditions : Not logged in</text:p>
      <text:p text:style-name="P4">Post-conditions : Logged in</text:p>
      <text:p text:style-name="P3"/>
      <text:p text:style-name="P8">Main Success Scenario</text:p>
      <text:p text:style-name="P2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Actions of <text:span text:style-name="T7">a</text:span>ctors</text:p>
            </table:table-cell>
            <table:table-cell table:style-name="Table2.B1" office:value-type="string">
              <text:p text:style-name="P19">Actions of <text:span text:style-name="T7">s</text:span>ystem</text:p>
            </table:table-cell>
          </table:table-row>
        </table:table-header-rows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1"><text:span text:style-name="T1">1</text:span>. System requests login <text:span text:style-name="T4">details</text:span></text:p>
          </table:table-cell>
        </table:table-row>
        <table:table-row>
          <table:table-cell table:style-name="Table2.A2" office:value-type="string">
            <text:p text:style-name="P11"><text:span text:style-name="T1">2</text:span>. Customer enters login <text:span text:style-name="T4">details</text:span></text:p>
          </table:table-cell>
          <table:table-cell table:style-name="Table2.B2" office:value-type="string">
            <text:p text:style-name="P11"><text:span text:style-name="T1">3</text:span>. System requests authentication from UniFilms <text:span text:style-name="T5">Authentication System</text:span> </text:p>
          </table:table-cell>
        </table:table-row>
        <table:table-row>
          <table:table-cell table:style-name="Table2.A2" office:value-type="string">
            <text:p text:style-name="P12"><text:span text:style-name="T1">4</text:span>. UniFilm's <text:span text:style-name="T5">Authentication System</text:span><text:span text:style-name="T8"> </text:span>confirms login <text:span text:style-name="T4">details</text:span> and membership</text:p>
          </table:table-cell>
          <table:table-cell table:style-name="Table2.B2" office:value-type="string">
            <text:p text:style-name="P13"/>
          </table:table-cell>
        </table:table-row>
      </table:table>
      <text:p text:style-name="P8">Alternative Scenarios</text:p>
      <text:p text:style-name="P7">A1 : User name or password is incorrect</text:p>
      <text:p text:style-name="P7">The A1 scenario starts a point <text:span text:style-name="T1">4</text:span> of the main success scenario</text:p>
      <text:p text:style-name="P7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9">Actions of <text:span text:style-name="T7">a</text:span>ctors</text:p>
            </table:table-cell>
            <table:table-cell table:style-name="Table3.B1" office:value-type="string">
              <text:p text:style-name="P19">Actions of <text:span text:style-name="T7">s</text:span>ystem</text:p>
            </table:table-cell>
          </table:table-row>
        </table:table-header-rows>
        <table:table-row>
          <table:table-cell table:style-name="Table3.A2" office:value-type="string">
            <text:p text:style-name="P18"><text:span text:style-name="T1">5</text:span>. UniFilms <text:span text:style-name="T5">Authentication System </text:span><text:span text:style-name="T2">rejects login details</text:span></text:p>
          </table:table-cell>
          <table:table-cell table:style-name="Table3.B2" office:value-type="string">
            <text:p text:style-name="P18"><text:span text:style-name="T1">6</text:span>. Go to M.<text:span text:style-name="T1">1</text:span></text:p>
          </table:table-cell>
        </table:table-row>
      </table:table>
      <text:p text:style-name="P2"/>
      <text:p text:style-name="P3"/>
      <text:p text:style-name="P3"/>
      <text:p text:style-name="P6">Example of use of factorised use case</text:p>
      <text:p text:style-name="P3"/>
      <text:p text:style-name="P3">Use Case Body</text:p>
      <text:p text:style-name="P3">Title<text:span text:style-name="T2">: Standard Customer renting a film</text:span></text:p>
      <text:p text:style-name="P3"/>
      <text:p text:style-name="P3">Summary<text:span text:style-name="T2">: This use case allows the UniFilm customer who hold a </text:span><text:span text:style-name="T3">Standard</text:span><text:span text:style-name="T2"> membership to rent a film.</text:span></text:p>
      <text:p text:style-name="P3"/>
      <text:p text:style-name="P3">Actors<text:span text:style-name="T2">: UniFilms Customer (primary)</text:span></text:p>
      <text:p text:style-name="P3"/>
      <text:p text:style-name="P5">Pre-Conditions : <text:span text:style-name="T2">Logged in</text:span></text:p>
      <text:p text:style-name="P3"/>
      <text:p text:style-name="P8">Main Success Scenario</text:p>
      <text:p text:style-name="P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9">Actions of <text:span text:style-name="T7">a</text:span>ctors</text:p>
            </table:table-cell>
            <table:table-cell table:style-name="Table1.B1" office:value-type="string">
              <text:p text:style-name="P19">Actions of <text:span text:style-name="T7">s</text:span>ystem</text:p>
            </table:table-cell>
          </table:table-row>
        </table:table-header-rows>
        <table:table-row>
          <table:table-cell table:style-name="Table1.A2" office:value-type="string">
            <text:p text:style-name="P9">1. Customer navigates to web page 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2. Customer browses or searches for film they wish to rent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3. Customer selects a film to rent</text:p>
          </table:table-cell>
          <table:table-cell table:style-name="Table1.B2" office:value-type="string">
            <text:p text:style-name="P13"><text:span text:style-name="T13">4</text:span>. System confirms Customer <text:span text:style-name="T10">has </text:span>membership, and <text:span text:style-name="T10">the </text:span>availability of film rental.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2" office:value-type="string">
            <text:p text:style-name="P14"><text:span text:style-name="T13">5</text:span>. System displays availability of the film, and requests for a location to send to.</text:p>
          </table:table-cell>
        </table:table-row>
        <table:table-row>
          <table:table-cell table:style-name="Table1.A2" office:value-type="string">
            <text:p text:style-name="P15"><text:span text:style-name="T13">6</text:span>. Customer enters address</text:p>
          </table:table-cell>
          <table:table-cell table:style-name="Table1.B2" office:value-type="string">
            <text:p text:style-name="P16"><text:span text:style-name="T13">7</text:span>. System confirms valid address</text:p>
          </table:table-cell>
        </table:table-row>
        <table:table-row table:style-name="Table1.7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7"><text:span text:style-name="T13">8</text:span>. System Creates record of rental and submits for <text:span text:style-name="T12">processing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arnett</meta:initial-creator>
    <meta:creation-date>2014-09-07T23:01:36.190855660</meta:creation-date>
    <meta:generator>LibreOffice/4.3.1.2$Linux_X86_64 LibreOffice_project/430m0$Build-2</meta:generator>
    <dc:date>2014-09-16T21:54:10.403166971</dc:date>
    <dc:creator>David Barnett</dc:creator>
    <meta:editing-duration>PT8M14S</meta:editing-duration>
    <meta:editing-cycles>5</meta:editing-cycles>
    <meta:document-statistic meta:table-count="3" meta:image-count="0" meta:object-count="0" meta:page-count="2" meta:paragraph-count="38" meta:word-count="244" meta:character-count="1504" meta:non-whitespace-character-count="1296"/>
  </office:meta>
</office:document-meta>
</file>